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opacity="0%" draw:textarea-horizontal-align="justify" draw:textarea-vertical-align="middle" draw:auto-grow-height="false" fo:min-height="1.015cm" fo:min-width="0.765cm" draw:shadow-opacity="0%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0.512cm" fo:min-width="0.262cm" draw:shadow-opacity="0%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eeeeee" draw:opacity="0%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265cm" svg:height="1.265cm" svg:x="2cm" svg:y="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2.27cm" svg:y="2.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cm" svg:height="0.15cm" svg:x="2.574cm" svg:y="2.574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5cm" svg:height="0.15cm" svg:x="2.96cm" svg:y="2.9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5cm" svg:height="0.15cm" svg:x="2.2cm" svg:y="2.95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5cm" svg:height="0.15cm" svg:x="2.955cm" svg:y="2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65cm" svg:height="1.265cm" svg:x="2cm" svg:y="3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2.27cm" svg:y="3.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cm" svg:height="0.15cm" svg:x="2.574cm" svg:y="3.874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5cm" svg:height="0.15cm" svg:x="2.96cm" svg:y="4.2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5cm" svg:height="0.15cm" svg:x="2.2cm" svg:y="4.25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5cm" svg:height="0.15cm" svg:x="2.955cm" svg:y="3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65cm" svg:height="1.265cm" svg:x="2cm" svg:y="4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2.27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cm" svg:height="0.15cm" svg:x="2.574cm" svg:y="5.174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5cm" svg:height="0.15cm" svg:x="2.96cm" svg:y="5.5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5cm" svg:height="0.15cm" svg:x="2.2cm" svg:y="5.55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5cm" svg:height="0.15cm" svg:x="2.955cm" svg:y="4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Schumm</meta:initial-creator>
    <meta:creation-date>2016-02-16T09:59:33.151000000</meta:creation-date>
    <meta:generator>LibreOffice/4.4.7.2$Windows_x86 LibreOffice_project/f3153a8b245191196a4b6b9abd1d0da16eead600</meta:generator>
    <meta:printed-by>Andreas Schumm</meta:printed-by>
    <meta:print-date>2016-02-16T16:09:56.448000000</meta:print-date>
    <dc:date>2016-02-16T16:14:42.061000000</dc:date>
    <dc:creator>Andreas Schumm</dc:creator>
    <meta:editing-duration>PT10M16S</meta:editing-duration>
    <meta:editing-cycles>1</meta:editing-cycles>
    <meta:document-statistic meta:object-count="21"/>
  </office:meta>
</office:document-meta>
</file>